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0bf24d" officeooo:paragraph-rsid="000bf24d"/>
    </style:style>
    <style:style style:name="P2" style:family="paragraph" style:parent-style-name="Standard">
      <style:text-properties style:font-name="Liberation Serif" officeooo:rsid="000c3931" officeooo:paragraph-rsid="000c3931"/>
    </style:style>
    <style:style style:name="P3" style:family="paragraph" style:parent-style-name="Standard">
      <style:text-properties style:font-name="Liberation Serif" officeooo:rsid="000ceddd" officeooo:paragraph-rsid="000ceddd"/>
    </style:style>
    <style:style style:name="P4" style:family="paragraph" style:parent-style-name="Standard">
      <style:text-properties style:font-name="Liberation Serif" officeooo:rsid="000dae12" officeooo:paragraph-rsid="000dae12"/>
    </style:style>
    <style:style style:name="P5" style:family="paragraph" style:parent-style-name="Standard">
      <style:text-properties style:font-name="Liberation Serif" officeooo:rsid="000f5548" officeooo:paragraph-rsid="000f5548"/>
    </style:style>
    <style:style style:name="P6" style:family="paragraph" style:parent-style-name="Standard">
      <style:text-properties style:font-name="Liberation Serif" fo:font-style="italic" officeooo:rsid="000bf24d" officeooo:paragraph-rsid="000bf24d" style:font-style-asian="italic" style:font-style-complex="italic"/>
    </style:style>
    <style:style style:name="P7" style:family="paragraph" style:parent-style-name="Standard">
      <style:text-properties style:font-name="Liberation Serif" officeooo:rsid="00139114" officeooo:paragraph-rsid="00139114"/>
    </style:style>
    <style:style style:name="P8" style:family="paragraph" style:parent-style-name="Standard">
      <style:text-properties style:font-name="Liberation Serif" officeooo:rsid="00177f5d" officeooo:paragraph-rsid="00177f5d"/>
    </style:style>
    <style:style style:name="P9" style:family="paragraph" style:parent-style-name="Standard">
      <style:text-properties style:font-name="Liberation Serif" officeooo:rsid="001d2fc2" officeooo:paragraph-rsid="001d2fc2"/>
    </style:style>
    <style:style style:name="P10" style:family="paragraph" style:parent-style-name="Standard">
      <style:text-properties style:font-name="Liberation Serif" officeooo:rsid="001db5b7" officeooo:paragraph-rsid="001db5b7"/>
    </style:style>
    <style:style style:name="P11" style:family="paragraph" style:parent-style-name="Standard">
      <style:text-properties officeooo:rsid="0015a560" officeooo:paragraph-rsid="0015a560"/>
    </style:style>
    <style:style style:name="P12" style:family="paragraph" style:parent-style-name="Standard">
      <style:text-properties officeooo:rsid="0015a560" officeooo:paragraph-rsid="00177f5d"/>
    </style:style>
    <style:style style:name="P13" style:family="paragraph" style:parent-style-name="Standard">
      <style:text-properties officeooo:rsid="0015a560" officeooo:paragraph-rsid="00181e11"/>
    </style:style>
    <style:style style:name="P14" style:family="paragraph" style:parent-style-name="Standard">
      <style:text-properties fo:font-style="italic" fo:font-weight="normal" officeooo:rsid="0015a560" officeooo:paragraph-rsid="00181e11" style:font-style-asian="italic" style:font-weight-asian="normal" style:font-style-complex="italic" style:font-weight-complex="normal"/>
    </style:style>
    <style:style style:name="T1" style:family="text">
      <style:text-properties officeooo:rsid="000ceddd"/>
    </style:style>
    <style:style style:name="T2" style:family="text">
      <style:text-properties officeooo:rsid="000f5548"/>
    </style:style>
    <style:style style:name="T3" style:family="text">
      <style:text-properties officeooo:rsid="00141a25"/>
    </style:style>
    <style:style style:name="T4" style:family="text">
      <style:text-properties officeooo:rsid="0014a60b"/>
    </style:style>
    <style:style style:name="T5" style:family="text">
      <style:text-properties officeooo:rsid="00177f5d"/>
    </style:style>
    <style:style style:name="T6" style:family="text">
      <style:text-properties officeooo:rsid="00181e11"/>
    </style:style>
    <style:style style:name="T7" style:family="text">
      <style:text-properties officeooo:rsid="001a03bd"/>
    </style:style>
    <style:style style:name="T8" style:family="text">
      <style:text-properties officeooo:rsid="001db5b7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nfo pro zadavatele, transparence běžících a uskutečněných projektů, statistiky</text:p>
      <text:p text:style-name="P1"/>
      <text:p text:style-name="P2">Kupodivu, jak mají stránky dost na pěst, část s dotacemi je celkem přehledná, <text:span text:style-name="T1">byť by mohli zapracovat na množství a formátu uváděných informací. </text:span></text:p>
      <text:p text:style-name="P2">Dokonce mají i e-podatelnu. <text:a xlink:type="simple" xlink:href="http://dotace.kr-stredocesky.cz/ku-dotace-application/" text:style-name="Internet_20_link" text:visited-style-name="Visited_20_Internet_20_Link">http://dotace.kr-stredocesky.cz/ku-dotace-application/</text:a></text:p>
      <text:p text:style-name="P3">Info pro zadavatele je OK, smlouvy ke stažení včetně nějakých vzorů zcela standardní. </text:p>
      <text:p text:style-name="P3"/>
      <text:p text:style-name="P3">Otravný je seznam úspěšných žadatelů, za rok 2016 je v PDF, roky předchozí mají v xls. Blbě se to porovnává, o tom, že do roku 2014 řadili dle abecedy a <text:span text:style-name="T2">od roku 2015 </text:span>dle přidělených pořadových čísel žadatelů nemluvě (ale tady chápu, že se mohla změnit legislativa). Rok 2013 zřejmě neexistuje nebo nikdo nic nechtěl, protože informace o něm na webu kraje chybí. </text:p>
      <text:p text:style-name="P4"/>
      <text:p text:style-name="P4">Hned na úvodní stránce sice mají rozklikávací seznam dotací poskytnutý jednotlivým obcím </text:p>
      <text:p text:style-name="P4"><text:a xlink:type="simple" xlink:href="http://www.kr-stredocesky.cz/web/urad/granty-dotace" text:style-name="Internet_20_link" text:visited-style-name="Visited_20_Internet_20_Link">http://www.kr-stredocesky.cz/web/urad/granty-dotace</text:a></text:p>
      <text:p text:style-name="P4">ale vzhledem k množství obcí v SčK to je jako dát někam rozklikávací seznam moře a litrů vody. </text:p>
      <text:p text:style-name="P4">Vesměs tam k tomu mají i fotky. </text:p>
      <text:p text:style-name="P5">Od roku 2010 v žádném seznamu úspěšných žadatelů nechybí Cerhenice, vskutku dotační rekordmani. </text:p>
      <text:p text:style-name="P4"/>
      <text:p text:style-name="P4">S transparencí probíhajících projektů je to už horší, ty se nejspíš nikde neuvádějí.</text:p>
      <text:p text:style-name="P4"/>
      <text:p text:style-name="P7"><text:a xlink:type="simple" xlink:href="http://www.kr-stredocesky.cz/web/regionalni-rozvoj/dotace" text:style-name="Internet_20_link" text:visited-style-name="Visited_20_Internet_20_Link">http://www.kr-stredocesky.cz/web/regionalni-rozvoj/dotace</text:a></text:p>
      <text:p text:style-name="P7"><text:span text:style-name="T4">Perlička: t</text:span>ady mají bůhvíproč nefunk<text:span text:style-name="T3">ční rozklikávání těch jednotlivých fondů – ale menu vpravo je už funkční. Asi jedno z mnoha záhadných WTF krajského webu. </text:span></text:p>
      <text:p text:style-name="P7"/>
      <text:p text:style-name="P11"/>
      <text:p text:style-name="P11"/>
      <text:p text:style-name="P11"/>
      <text:p text:style-name="P13">Co na koho vytáhnout, je-li co <text:span text:style-name="T6">a bude-li příležitost se vozit:</text:span></text:p>
      <text:p text:style-name="P14">ideálně na část z nich raketomet, ale to by asi neprošlo a navíc žádný nemám po ruce na zapůjčení</text:p>
      <text:p text:style-name="P11"/>
      <text:p text:style-name="P12">Petera – t<text:span text:style-name="T5">o obvinění z korupce, co vylezlo před pár týdny, je milé</text:span>. Pěkně ho v tom vykoupat, dále si rýpnout do <text:span text:style-name="T5">vodovodů v Nymburku,</text:span> podivného rozdělování dotací <text:span text:style-name="T5">a toho, že to minimálně vypadá, jako by některé věci (parkování v Praze atd.) řešil až těsně před volbami, aby nahnal hlasy a jinak jsou mu voliči ukradení. </text:span></text:p>
      <text:p text:style-name="P12"><text:span text:style-name="T5">P</text:span>lus si kopnout <text:span text:style-name="T5">socdem</text:span> populismu a utrácení peněz za píčoviny typu ochrana před imigrační vlnou. </text:p>
      <text:p text:style-name="P11"/>
      <text:p text:style-name="P12">Štefek – <text:span text:style-name="T5">nezajímavý a bez toho, že by na něj vypadla nějaká šťavnatá kauza. Na idnesu má blog, který kromě relativně (obsahově, napsané to je dost strašně) příčetného ublognutí o OSA obsahuje i nějaké veršíky. </text:span><text:a xlink:type="simple" xlink:href="http://zdenekstefek.blog.idnes.cz/" text:style-name="Internet_20_link" text:visited-style-name="Visited_20_Internet_20_Link"><text:span text:style-name="T5">http://zdenekstefek.blog.idnes.cz/</text:span></text:a></text:p>
      <text:p text:style-name="P11"/>
      <text:p text:style-name="P11">Jermanová – dokonale nijaká (jako celé ANO) a nepodařilo se mi vykopat, že by někdy projevila něco jako názor. Nejvíc odkazů obsahovalo její svatbu, <text:span text:style-name="T6">což je nám celkem na nic. </text:span></text:p>
      <text:p text:style-name="P8">Akorát bych řekla, že se asi nezdá, ale bude docela ostrá, v komunální politice se drží od roku 1998.</text:p>
      <text:p text:style-name="P8"/>
      <text:p text:style-name="P8">Tiso – působí celkem rozumně</text:p>
      <text:p text:style-name="P8"/>
      <text:p text:style-name="P8">Rakušan – ten z té skvadry vypadá asi nejpoužitelněji</text:p>
      <text:p text:style-name="P8"/>
      <text:p text:style-name="P8"><text:span text:style-name="T7">Kupka – působí celkem rozumně, nicméně zvládl být mluvčím Magistrátu za Kasla a Němce a posléze i mluvčím vlády, ten bude velmi mediálně uvědomělý</text:span></text:p>
      <text:p text:style-name="P8"/>
      <text:p text:style-name="P8"><text:soft-page-break/></text:p>
      <text:p text:style-name="P9">Vacek – nic zajímavého na něj nevylezlo</text:p>
      <text:p text:style-name="P9"/>
      <text:p text:style-name="P9">Zálom – tak jsem si přečetla jeho blogísek a <text:span text:style-name="T8">zejména po článku Halík napomáhá fundemantalismu </text:span>mám chuť zažalovat ho za braindamage </text:p>
      <text:p text:style-name="P9"><text:a xlink:type="simple" xlink:href="http://zalom.blog.idnes.cz/" text:style-name="Internet_20_link" text:visited-style-name="Visited_20_Internet_20_Link">http://zalom.blog.idnes.cz/</text:a></text:p>
      <text:p text:style-name="P10">klasický SSO kokot, předpokládám kydy o zlé EU, omezení role státu a zbytečnosti dotací et cetera ad nauseam.</text:p>
      <text:p text:style-name="P10">Žádný skandál bohužel nenalezen. 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5:55:13.037000000</meta:creation-date>
    <dc:date>2016-10-02T23:58:54.427000000</dc:date>
    <meta:editing-duration>PT2H50M37S</meta:editing-duration>
    <meta:editing-cycles>17</meta:editing-cycles>
    <meta:generator>LibreOffice/5.1.4.2$Windows_X86_64 LibreOffice_project/f99d75f39f1c57ebdd7ffc5f42867c12031db97a</meta:generator>
    <meta:document-statistic meta:table-count="0" meta:image-count="0" meta:object-count="0" meta:page-count="2" meta:paragraph-count="28" meta:word-count="468" meta:character-count="3077" meta:non-whitespace-character-count="2615"/>
  </office:meta>
</office:document-meta>
</file>